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master-page-name="Standard">
      <style:paragraph-properties style:page-number="1"/>
      <style:text-properties fo:font-size="13pt" fo:language="es" fo:country="MX" style:font-size-asian="13pt" style:font-size-complex="13pt"/>
    </style:style>
    <style:style style:name="P2" style:family="paragraph" style:parent-style-name="normal">
      <style:text-properties fo:language="es" fo:country="MX"/>
    </style:style>
    <style:style style:name="P3" style:family="paragraph" style:parent-style-name="normal">
      <style:paragraph-properties fo:text-align="justify" style:justify-single-word="false"/>
      <style:text-properties fo:language="es" fo:country="MX"/>
    </style:style>
    <style:style style:name="P4" style:family="paragraph" style:parent-style-name="normal">
      <style:paragraph-properties fo:text-align="justify" style:justify-single-word="false"/>
      <style:text-properties fo:language="es" fo:country="MX" officeooo:rsid="00009a2e" officeooo:paragraph-rsid="00009a2e"/>
    </style:style>
    <style:style style:name="P5" style:family="paragraph" style:parent-style-name="normal">
      <style:text-properties fo:language="es" fo:country="MX" officeooo:rsid="00009a2e" officeooo:paragraph-rsid="00009a2e"/>
    </style:style>
    <style:style style:name="P6" style:family="paragraph" style:parent-style-name="normal">
      <style:text-properties fo:language="es" fo:country="MX" officeooo:paragraph-rsid="0001e5d7"/>
    </style:style>
    <style:style style:name="P7" style:family="paragraph" style:parent-style-name="normal">
      <style:text-properties fo:language="es" fo:country="ES" officeooo:rsid="00009a2e" officeooo:paragraph-rsid="00009a2e"/>
    </style:style>
    <style:style style:name="P8" style:family="paragraph">
      <loext:graphic-properties draw:fill="none" draw:fill-color="#ffffff"/>
    </style:style>
    <style:style style:name="P9" style:family="paragraph">
      <loext:graphic-properties draw:fill="none"/>
      <style:paragraph-properties fo:text-align="center"/>
    </style:style>
    <style:style style:name="T1" style:family="text">
      <style:text-properties fo:font-size="13pt" style:font-size-asian="13pt" style:font-size-complex="13pt"/>
    </style:style>
    <style:style style:name="T2" style:family="text">
      <style:text-properties officeooo:rsid="00009a2e"/>
    </style:style>
    <style:style style:name="T3" style:family="text">
      <style:text-properties officeooo:rsid="0001e5d7"/>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normal" officeooo:rsid="0001e5d7"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01e5d7" style:font-weight-asian="normal" style:font-weight-complex="normal"/>
    </style:style>
    <style:style style:name="gr1"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fill="none" draw:fill-color="#ffffff" fo:min-height="1.76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099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fill="none" draw:textarea-vertical-align="middle" draw:auto-grow-height="false" fo:min-height="6.398cm" fo:min-width="0.24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
      <text:p text:style-name="P7">PROP<text:span text:style-name="T3">ÓSITO </text:span></text:p>
      <text:p text:style-name="P2"/>
      <text:p text:style-name="P6"><text:span text:style-name="T3">El propósito de realizar este proyecto tiene un trasfondo demasiado grande, el proposito de poder hacer una información completa con resultados inmediatos sobre los candidatos que están postulados para este puesto. Cabe aclarar que, todo esto siendo de una manera segura, confiable y sobre todo, </text:span><text:span text:style-name="T7">transparente</text:span><text:span text:style-name="T9">.</text:span></text:p>
      <text:p text:style-name="P2"><text:s text:c="2"/></text:p>
      <text:p text:style-name="P2"><text:s/><text:span text:style-name="T2">VENTAJAS:</text:span></text:p>
      <text:p text:style-name="P2">Atender y considerar la información personal de los usuarios.</text:p>
      <text:p text:style-name="P2">Aclarar dudas que no se mencionan durante campaña.</text:p>
      <text:p text:style-name="P2">Proteger la información de todos los usuarios.</text:p>
      <text:p text:style-name="P2">Facilidad de actualización y mantenimiento </text:p>
      <text:p text:style-name="P2">Mayor visibilidad y accesibilidad </text:p>
      <text:p text:style-name="P2">Rentabilidad</text:p>
      <text:p text:style-name="P2"/>
      <text:p text:style-name="P5">DESVENTAJAS</text:p>
      <text:p text:style-name="P2">Respuestas limitadas</text:p>
      <text:p text:style-name="P2">Posibilidad de que disminuya la interacción cara a cara </text:p>
      <text:p text:style-name="P2">Dependencia de la tecnología y la conectividad a internet</text:p>
      <text:p text:style-name="P2"/>
      <text:p text:style-name="P2"><text:s/><text:span text:style-name="T2">APLICACIÓN DEL PROCEDIMIENTO:</text:span></text:p>
      <text:p text:style-name="P2">La aplicación web que desarrollamos surge tras una necesidad muy recurrente en nuestro país, la “polarización” de recursos en el mismo. Está elaborada con el lenguaje de marcado estándar “HTML”, siendo utilizado para estructurar el contenido de nuestra página web, definiendo los elementos y la jerarquía de la misma. De igual manera, nos apoyamos con “CSS” para dar estilo y diseño a nuestra página y crear apariencia de los elementos previamente creados. Por otro lado, en el lenguaje de programación de “JAVASCRIPT”, fue utilizado para hacer interactividad entre el usuario y la página, cambiando los eventos del usuario y algo más. Cabe aclarar, que cuenta con diversas pestañas, las cuales son primordiales para la integración de “blockchain” en nuestro proyecto.</text:p>
      <text:p text:style-name="P2"/>
      <text:p text:style-name="P2">Dicho blockchain cuenta con un sistema de “descentralización”, teniendo como propósito primordial la seguridad de los involucrados. </text:p>
      <text:p text:style-name="P2"/>
      <text:p text:style-name="P5">APLICACIÓN:</text:p>
      <text:p text:style-name="P2">Puede aplicarse desde una Universidad para elegir un comité estudiantil hasta un representante gubernamental y electoral</text:p>
      <text:p text:style-name="P2"/>
      <text:p text:style-name="P2"/>
      <text:p text:style-name="P2"><text:s/></text:p>
      <text:p text:style-name="P2"/>
      <text:p text:style-name="P2"/>
      <text:p text:style-name="P2"><text:soft-page-break/></text:p>
      <text:p text:style-name="P2"/>
      <text:p text:style-name="P2">Fuentes de abastecimiento:</text:p>
      <text:p text:style-name="P2"/>
      <text:p text:style-name="P2">Socios comerciales</text:p>
      <text:p text:style-name="P2">Mayoristas</text:p>
      <text:p text:style-name="P2"><text:s/></text:p>
      <text:p text:style-name="P2"/>
      <text:p text:style-name="P2"/>
      <text:p text:style-name="P2">Financiamientos:</text:p>
      <text:p text:style-name="P2"/>
      <text:p text:style-name="P3">Consultorías </text:p>
      <text:p text:style-name="P3">Cursos de capacitación</text:p>
      <text:p text:style-name="P3">Soporte y mantenimiento </text:p>
      <text:p text:style-name="P3">Desarrollo de proyectos</text:p>
      <text:p text:style-name="P3">Dual licensing </text:p>
      <text:p text:style-name="P3">Donaciones</text:p>
      <text:p text:style-name="P3"/>
      <text:p text:style-name="P3"/>
      <text:p text:style-name="P3"/>
      <text:p text:style-name="P3">Objetivo general :Dar información totalmente verídica a los votantes</text:p>
      <text:p text:style-name="P3"/>
      <text:p text:style-name="P4">Objetivo especifico: Que los votantes puedan informarse mejor </text:p>
      <text:p text:style-name="P4"/>
      <text:p text:style-name="P4"/>
      <text:p text:style-name="P4"><draw:custom-shape text:anchor-type="paragraph" draw:z-index="1" draw:name="Forma 1" draw:style-name="gr8" draw:text-style-name="P9" svg:width="0.662cm" svg:height="6.748cm" svg:x="2.275cm" svg:y="0.06cm"><text:p/><draw:enhanced-geometry svg:viewBox="0 0 21600 21600" draw:glue-points="21600 0 0 10800 21600 21600" draw:text-areas="13800 ?f9 21600 ?f10" draw:type="left-brace" draw:modifiers="1800 8982.12232096184"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2" draw:name="Marco de texto 2" draw:style-name="gr7" draw:text-style-name="P8" svg:width="7.832cm" svg:height="1.033cm" svg:x="3.254cm" svg:y="0.086cm"><draw:text-box><text:p>Seleccion de la tecnologia</text:p></draw:text-box></draw:frame></text:p>
      <text:p text:style-name="P4"><draw:frame text:anchor-type="paragraph" draw:z-index="0" draw:name="Marco de texto 1" draw:style-name="gr9" draw:text-style-name="P8" svg:width="4.889cm" svg:height="0.578cm" draw:transform="rotate (1.58406082911005) translate (1.35643055555556cm 5.19994444444444cm)"><draw:text-box><text:p>Ingenieria del proyecto</text:p></draw:text-box></draw:frame></text:p>
      <text:p text:style-name="P4"><draw:frame text:anchor-type="paragraph" draw:z-index="3" draw:name="Marco de texto 3" draw:style-name="gr6" draw:text-style-name="P8" svg:width="7.488cm" svg:height="1.138cm" svg:x="3.096cm" svg:y="0.228cm"><draw:text-box><text:p>Seleccion de equipos</text:p></draw:text-box></draw:frame></text:p>
      <text:p text:style-name="P4"/>
      <text:p text:style-name="P4"/>
      <text:p text:style-name="P4"><draw:frame text:anchor-type="paragraph" draw:z-index="4" draw:name="Marco de texto 4" draw:style-name="gr5" draw:text-style-name="P8" svg:width="5.663cm" svg:height="1.112cm" svg:x="3.334cm" svg:y="0.122cm"><draw:text-box><text:p>Seguridad Industrial</text:p></draw:text-box></draw:frame></text:p>
      <text:p text:style-name="P4"><draw:frame text:anchor-type="paragraph" draw:z-index="8" draw:name="Marco de texto 6" draw:style-name="gr1" draw:text-style-name="P8" svg:width="4.975cm" svg:height="1.151cm" svg:x="2.937cm" svg:y="0.365cm"><draw:text-box><text:p>Proyecciones financieras</text:p></draw:text-box></draw:frame></text:p>
      <text:p text:style-name="P4"/>
      <text:p text:style-name="P4"/>
      <text:p text:style-name="P4"><draw:frame text:anchor-type="paragraph" draw:z-index="5" draw:name="Marco de texto 5" draw:style-name="gr4" draw:text-style-name="P8" svg:width="5.689cm" svg:height="1.1cm" svg:x="2.937cm" svg:y="-0.019cm"><draw:text-box><text:p>Desarrollo de web3</text:p></draw:text-box></draw:frame></text:p>
      <text:p text:style-name="P4"/>
      <text:p text:style-name="P4"/>
      <text:p text:style-name="P4"/>
      <text:p text:style-name="P4"/>
      <text:p text:style-name="P4"/>
      <text:p text:style-name="P4"/>
      <text:p text:style-name="P4"/>
      <text:p text:style-name="P4"/>
      <text:p text:style-name="P4"/>
      <text:p text:style-name="P4"><text:soft-page-break/></text:p>
      <text:p text:style-name="P4">QUE ES?</text:p>
      <text:p text:style-name="P4">La PTA es una pagina donde puedes investigar información sobre el candidato de tu interés al seleccionarlo obtendrás información que no encuentras en otros sitios y al ser descentralizada la información sera verdadera después podrás responder algunas preguntas al finalizar las preguntas encontraras resultados inmediatos sobre como van las encuestas</text:p>
      <text:p text:style-name="P4"/>
      <text:p text:style-name="P4"/>
      <text:p text:style-name="P4"/>
      <text:p text:style-name="P4"/>
      <text:p text:style-name="P4"/>
      <text:p text:style-name="P4"/>
      <text:p text:style-name="P4"/>
      <text:p text:style-name="P4"/>
      <text:p text:style-name="P4"/>
      <text:p text:style-name="P4"><draw:frame text:anchor-type="paragraph" draw:z-index="7" draw:name="Marco de texto 9" draw:style-name="gr2" draw:text-style-name="P8" svg:width="0.821cm" svg:height="1.788cm" svg:x="1.455cm" svg:y="6.131cm"><draw:text-box><text:p/><text:p/><text:p/><text:p/></draw:text-box></draw:frame><draw:frame text:anchor-type="paragraph" draw:z-index="6" draw:name="Marco de texto 8" draw:style-name="gr3" draw:text-style-name="P8" svg:width="1.763cm" svg:height="3.573cm" svg:x="0.203cm" svg:y="7.01cm"><draw:text-box><text:p/><text:p/><text:p/><text:p/><text:p/><text:p/><text:p/><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07T13:06:12.916000000</dc:date>
    <meta:editing-duration>PT1H28M32S</meta:editing-duration>
    <meta:editing-cycles>2</meta:editing-cycles>
    <meta:generator>LibreOffice/7.5.5.2$Windows_X86_64 LibreOffice_project/ca8fe7424262805f223b9a2334bc7181abbcbf5e</meta:generator>
    <meta:document-statistic meta:table-count="0" meta:image-count="0" meta:object-count="0" meta:page-count="3" meta:paragraph-count="35" meta:word-count="349" meta:character-count="2448" meta:non-whitespace-character-count="2116"/>
  </office:meta>
</office:document-meta>
</file>